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-3.086357355" calcext:value-type="float">
            <text:p>-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8869629" calcext:value-type="float">
            <text:p>30,28869629</text:p>
          </table:table-cell>
          <table:table-cell office:value-type="float" office:value="6.803622089E-026" calcext:value-type="float">
            <text:p>6,80E-026</text:p>
          </table:table-cell>
          <table:table-cell office:value-type="float" office:value="3.100660324" calcext:value-type="float">
            <text:p>3,100660324</text:p>
          </table:table-cell>
          <table:table-cell table:style-name="ce2" table:formula="of:=ABS(SUM([.E2:.E3])/[.E2])" office:value-type="float" office:value="0.00463425564665374" calcext:value-type="float">
            <text:p>0,00463425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61" calcext:value-type="float">
            <text:p>15861</text:p>
          </table:table-cell>
          <table:table-cell office:value-type="float" office:value="23.75924683" calcext:value-type="float">
            <text:p>23,75924683</text:p>
          </table:table-cell>
          <table:table-cell office:value-type="float" office:value="5.320842845E-020" calcext:value-type="float">
            <text:p>5,32E-020</text:p>
          </table:table-cell>
          <table:table-cell office:value-type="float" office:value="-2.371240139" calcext:value-type="float">
            <text:p>-2,37124013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61" calcext:value-type="float">
            <text:p>15861</text:p>
          </table:table-cell>
          <table:table-cell office:value-type="float" office:value="24.25567627" calcext:value-type="float">
            <text:p>24,25567627</text:p>
          </table:table-cell>
          <table:table-cell office:value-type="float" office:value="4.029840091E-020" calcext:value-type="float">
            <text:p>4,03E-020</text:p>
          </table:table-cell>
          <table:table-cell office:value-type="float" office:value="2.381203413" calcext:value-type="float">
            <text:p>2,381203413</text:p>
          </table:table-cell>
          <table:table-cell table:formula="of:=ABS(SUM([.E4:.E5])/[.E4])" office:value-type="float" office:value="0.00420171446836324" calcext:value-type="float">
            <text:p>0,00420171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66" calcext:value-type="float">
            <text:p>15966</text:p>
          </table:table-cell>
          <table:table-cell office:value-type="float" office:value="25.67510796" calcext:value-type="float">
            <text:p>25,67510796</text:p>
          </table:table-cell>
          <table:table-cell office:value-type="float" office:value="7.578219814E-017" calcext:value-type="float">
            <text:p>7,58E-017</text:p>
          </table:table-cell>
          <table:table-cell office:value-type="float" office:value="-1.992731452" calcext:value-type="float">
            <text:p>-1,99273145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66" calcext:value-type="float">
            <text:p>15966</text:p>
          </table:table-cell>
          <table:table-cell office:value-type="float" office:value="25.74974251" calcext:value-type="float">
            <text:p>25,74974251</text:p>
          </table:table-cell>
          <table:table-cell office:value-type="float" office:value="8.924116786E-017" calcext:value-type="float">
            <text:p>8,92E-017</text:p>
          </table:table-cell>
          <table:table-cell office:value-type="float" office:value="1.998445868" calcext:value-type="float">
            <text:p>1,998445868</text:p>
          </table:table-cell>
          <table:table-cell table:style-name="ce3" table:formula="of:=ABS(SUM([.E6:.E7])/[.E6])" office:value-type="float" office:value="0.00286762975225023" calcext:value-type="float">
            <text:p>0,00286762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093" calcext:value-type="float">
            <text:p>16093</text:p>
          </table:table-cell>
          <table:table-cell office:value-type="float" office:value="26.20204926" calcext:value-type="float">
            <text:p>26,20204926</text:p>
          </table:table-cell>
          <table:table-cell office:value-type="float" office:value="1.537541617E-015" calcext:value-type="float">
            <text:p>1,54E-015</text:p>
          </table:table-cell>
          <table:table-cell office:value-type="float" office:value="-1.735681057" calcext:value-type="float">
            <text:p>-1,73568105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093" calcext:value-type="float">
            <text:p>16093</text:p>
          </table:table-cell>
          <table:table-cell office:value-type="float" office:value="26.11166191" calcext:value-type="float">
            <text:p>26,11166191</text:p>
          </table:table-cell>
          <table:table-cell office:value-type="float" office:value="1.347379121E-015" calcext:value-type="float">
            <text:p>1,35E-015</text:p>
          </table:table-cell>
          <table:table-cell office:value-type="float" office:value="1.737945914" calcext:value-type="float">
            <text:p>1,737945914</text:p>
          </table:table-cell>
          <table:table-cell table:style-name="ce3" table:formula="of:=ABS(SUM([.E8:.E9])/[.E8])" office:value-type="float" office:value="0.00130488086556325" calcext:value-type="float">
            <text:p>0,001304880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164" calcext:value-type="float">
            <text:p>16164</text:p>
          </table:table-cell>
          <table:table-cell office:value-type="float" office:value="26.30728722" calcext:value-type="float">
            <text:p>26,30728722</text:p>
          </table:table-cell>
          <table:table-cell office:value-type="float" office:value="0.00000000000009824768359" calcext:value-type="float">
            <text:p>9,82E-014</text:p>
          </table:table-cell>
          <table:table-cell office:value-type="float" office:value="-1.55102396" calcext:value-type="float">
            <text:p>-1,5510239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164" calcext:value-type="float">
            <text:p>16164</text:p>
          </table:table-cell>
          <table:table-cell office:value-type="float" office:value="26.1870327" calcext:value-type="float">
            <text:p>26,1870327</text:p>
          </table:table-cell>
          <table:table-cell office:value-type="float" office:value="0.0000000000001274191934" calcext:value-type="float">
            <text:p>1,27E-013</text:p>
          </table:table-cell>
          <table:table-cell office:value-type="float" office:value="1.553281188" calcext:value-type="float">
            <text:p>1,553281188</text:p>
          </table:table-cell>
          <table:table-cell table:style-name="ce3" table:formula="of:=ABS(SUM([.E10:.E11])/[.E10])" office:value-type="float" office:value="0.00145531471996098" calcext:value-type="float">
            <text:p>0,00145531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275" calcext:value-type="float">
            <text:p>16275</text:p>
          </table:table-cell>
          <table:table-cell office:value-type="float" office:value="26.19935799" calcext:value-type="float">
            <text:p>26,19935799</text:p>
          </table:table-cell>
          <table:table-cell office:value-type="float" office:value="0.00000000000007867793602" calcext:value-type="float">
            <text:p>7,87E-014</text:p>
          </table:table-cell>
          <table:table-cell office:value-type="float" office:value="-1.411426663" calcext:value-type="float">
            <text:p>-1,41142666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275" calcext:value-type="float">
            <text:p>16275</text:p>
          </table:table-cell>
          <table:table-cell office:value-type="float" office:value="26.15588188" calcext:value-type="float">
            <text:p>26,15588188</text:p>
          </table:table-cell>
          <table:table-cell office:value-type="float" office:value="0.0000000000002793867297" calcext:value-type="float">
            <text:p>2,79E-013</text:p>
          </table:table-cell>
          <table:table-cell office:value-type="float" office:value="1.412014961" calcext:value-type="float">
            <text:p>1,412014961</text:p>
          </table:table-cell>
          <table:table-cell table:formula="of:=ABS(SUM([.E12:.E13])/[.E12])" office:value-type="float" office:value="0.000416810887467302" calcext:value-type="float">
            <text:p>0,00041681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95" calcext:value-type="float">
            <text:p>16295</text:p>
          </table:table-cell>
          <table:table-cell office:value-type="float" office:value="26.21138191" calcext:value-type="float">
            <text:p>26,21138191</text:p>
          </table:table-cell>
          <table:table-cell office:value-type="float" office:value="0.00000000000727512408" calcext:value-type="float">
            <text:p>7,28E-012</text:p>
          </table:table-cell>
          <table:table-cell office:value-type="float" office:value="-1.299853206" calcext:value-type="float">
            <text:p>-1,29985320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95" calcext:value-type="float">
            <text:p>16295</text:p>
          </table:table-cell>
          <table:table-cell office:value-type="float" office:value="26.17687607" calcext:value-type="float">
            <text:p>26,17687607</text:p>
          </table:table-cell>
          <table:table-cell office:value-type="float" office:value="0.00000000001535478168" calcext:value-type="float">
            <text:p>1,54E-011</text:p>
          </table:table-cell>
          <table:table-cell office:value-type="float" office:value="1.300789595" calcext:value-type="float">
            <text:p>1,300789595</text:p>
          </table:table-cell>
          <table:table-cell table:formula="of:=ABS(SUM([.E14:.E15])/[.E14])" office:value-type="float" office:value="0.000720380575035344" calcext:value-type="float">
            <text:p>0,00072038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327" calcext:value-type="float">
            <text:p>16327</text:p>
          </table:table-cell>
          <table:table-cell office:value-type="float" office:value="26.20542145" calcext:value-type="float">
            <text:p>26,20542145</text:p>
          </table:table-cell>
          <table:table-cell office:value-type="float" office:value="0.00000000003077660349" calcext:value-type="float">
            <text:p>3,08E-011</text:p>
          </table:table-cell>
          <table:table-cell office:value-type="float" office:value="-1.205888629" calcext:value-type="float">
            <text:p>-1,20588862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327" calcext:value-type="float">
            <text:p>16327</text:p>
          </table:table-cell>
          <table:table-cell office:value-type="float" office:value="26.24771118" calcext:value-type="float">
            <text:p>26,24771118</text:p>
          </table:table-cell>
          <table:table-cell office:value-type="float" office:value="0.00000000005634086947" calcext:value-type="float">
            <text:p>5,63E-011</text:p>
          </table:table-cell>
          <table:table-cell office:value-type="float" office:value="1.207524896" calcext:value-type="float">
            <text:p>1,207524896</text:p>
          </table:table-cell>
          <table:table-cell table:formula="of:=ABS(SUM([.E16:.E17])/[.E16])" office:value-type="float" office:value="0.00135689727944195" calcext:value-type="float">
            <text:p>0,00135689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05" calcext:value-type="float">
            <text:p>16505</text:p>
          </table:table-cell>
          <table:table-cell office:value-type="float" office:value="26.25748634" calcext:value-type="float">
            <text:p>26,25748634</text:p>
          </table:table-cell>
          <table:table-cell office:value-type="float" office:value="0.00000000009658521899" calcext:value-type="float">
            <text:p>9,66E-011</text:p>
          </table:table-cell>
          <table:table-cell office:value-type="float" office:value="-1.12124002" calcext:value-type="float">
            <text:p>-1,1212400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05" calcext:value-type="float">
            <text:p>16505</text:p>
          </table:table-cell>
          <table:table-cell office:value-type="float" office:value="26.33782768" calcext:value-type="float">
            <text:p>26,33782768</text:p>
          </table:table-cell>
          <table:table-cell office:value-type="float" office:value="0.00000000007799077356" calcext:value-type="float">
            <text:p>7,80E-011</text:p>
          </table:table-cell>
          <table:table-cell office:value-type="float" office:value="1.122420669" calcext:value-type="float">
            <text:p>1,122420669</text:p>
          </table:table-cell>
          <table:table-cell table:style-name="ce3" table:formula="of:=ABS(SUM([.E18:.E19])/[.E18])" office:value-type="float" office:value="0.00105298506915577" calcext:value-type="float">
            <text:p>0,00105298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597" calcext:value-type="float">
            <text:p>16597</text:p>
          </table:table-cell>
          <table:table-cell office:value-type="float" office:value="26.34442711" calcext:value-type="float">
            <text:p>26,34442711</text:p>
          </table:table-cell>
          <table:table-cell office:value-type="float" office:value="0.000000001545027661" calcext:value-type="float">
            <text:p>1,55E-009</text:p>
          </table:table-cell>
          <table:table-cell office:value-type="float" office:value="-1.052715302" calcext:value-type="float">
            <text:p>-1,05271530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597" calcext:value-type="float">
            <text:p>16597</text:p>
          </table:table-cell>
          <table:table-cell office:value-type="float" office:value="26.38527298" calcext:value-type="float">
            <text:p>26,38527298</text:p>
          </table:table-cell>
          <table:table-cell office:value-type="float" office:value="0.000000003027071038" calcext:value-type="float">
            <text:p>3,03E-009</text:p>
          </table:table-cell>
          <table:table-cell office:value-type="float" office:value="1.053301811" calcext:value-type="float">
            <text:p>1,053301811</text:p>
          </table:table-cell>
          <table:table-cell table:style-name="ce3" table:formula="of:=ABS(SUM([.E20:.E21])/[.E20])" office:value-type="float" office:value="0.000557139236872348" calcext:value-type="float">
            <text:p>0,000557139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618" calcext:value-type="float">
            <text:p>16618</text:p>
          </table:table-cell>
          <table:table-cell office:value-type="float" office:value="26.39453697" calcext:value-type="float">
            <text:p>26,39453697</text:p>
          </table:table-cell>
          <table:table-cell office:value-type="float" office:value="0.000000002222177553" calcext:value-type="float">
            <text:p>2,22E-009</text:p>
          </table:table-cell>
          <table:table-cell office:value-type="float" office:value="0.993154943" calcext:value-type="float">
            <text:p>0,99315494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SUM([.F3];[.F5];[.F7];[.F9];[.F11];[.F13];[.F15];[.F17];[.F19];[.F21])/10" office:value-type="float" office:value="0.00185680085007642" calcext:value-type="float">
            <text:p>0,0018568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45:26.0758017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46:22.525944694</dc:date>
    <meta:generator>LibreOffice/4.1.4.2$Linux_X86_64 LibreOffice_project/410m0$Build-2</meta:generator>
    <meta:editing-duration>P0D</meta:editing-duration>
    <meta:editing-cycles>2</meta:editing-cycles>
    <meta:document-statistic meta:table-count="1" meta:cell-count="121" meta:object-count="0"/>
  </office:meta>
</office:document-meta>
</file>